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65BEFE37CCD98E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c8fb" officeooo:paragraph-rsid="0016c8fb" style:font-size-asian="14pt" style:font-weight-asian="bold" style:font-size-complex="16pt" style:font-weight-complex="bold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6c8fb" officeooo:paragraph-rsid="0016c8fb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6c8fb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6c8fb" officeooo:paragraph-rsid="0016c8fb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6c8fb" officeooo:paragraph-rsid="0016c8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bold" officeooo:rsid="0018f446" officeooo:paragraph-rsid="0018f4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6c8fb" officeooo:paragraph-rsid="0016c8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9ecc" officeooo:paragraph-rsid="0016c8f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79ecc" officeooo:paragraph-rsid="00179ec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9d8c9" officeooo:paragraph-rsid="0018f44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8f446" officeooo:paragraph-rsid="00208050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6c8f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79ec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9d8c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e1348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f25cd" style:font-size-asian="10.5pt" style:font-weight-asian="normal" style:font-size-complex="12pt" style:font-weight-complex="normal"/>
    </style:style>
    <style:style style:name="T7" style:family="text">
      <style:text-properties fo:font-size="12pt" officeooo:rsid="0016c8fb" style:font-size-asian="10.5pt" style:font-size-complex="12pt"/>
    </style:style>
    <style:style style:name="T8" style:family="text">
      <style:text-properties fo:font-size="12pt" fo:font-weight="bold" officeooo:rsid="0016c8fb" style:font-size-asian="10.5pt" style:font-weight-asian="bold" style:font-size-complex="12pt" style:font-weight-complex="bold"/>
    </style:style>
    <style:style style:name="T9" style:family="text">
      <style:text-properties officeooo:rsid="00179ecc"/>
    </style:style>
    <style:style style:name="T10" style:family="text">
      <style:text-properties officeooo:rsid="001ce624"/>
    </style:style>
    <style:style style:name="T11" style:family="text">
      <style:text-properties officeooo:rsid="0020805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8050" style:font-weight-asian="bold" style:font-weight-complex="bold"/>
    </style:style>
    <style:style style:name="T14" style:family="text">
      <style:text-properties officeooo:rsid="0025d5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ING ASSIGNMENT</text:p>
      <text:p text:style-name="P2"/>
      <text:p text:style-name="P3"><text:span text:style-name="T8">1. <text:s/></text:span><text:span text:style-name="T12">printf 'HEAD / HTTP/1.1\r\nHost: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12">en.wikipedia.org</text:span></text:a><text:span text:style-name="T12">\r\n\r\n' | nc </text:span><text:a xlink:type="simple" xlink:href="https://www.google.com/url?q=http://en.wikipedia.org&amp;sa=D&amp;ust=1578382765337000&amp;usg=AFQjCNF-h42R-BEkalQjU1V3dtUJsai_ww" text:style-name="Internet_20_link" text:visited-style-name="Visited_20_Internet_20_Link"><text:span text:style-name="T12">en.wikipedia.org</text:span></text:a><text:span text:style-name="T12"> 80</text:span></text:p>
      <text:p text:style-name="P3"/>
      <text:p text:style-name="P5">printf</text:p>
      <text:p text:style-name="P4">- printf command is used to output anything that is given in single quotes(“’”).</text:p>
      <text:p text:style-name="P4">- It is different from echo command in a way that it executes string. For example, printf <text:s/>command treats ‘\n’ as a newline character and displays the string after the character in a <text:s text:c="4"/>new line.</text:p>
      <text:p text:style-name="P4">- Output of printf 'HEAD / HTTP/1.1\r\nHost: <text:a xlink:type="simple" xlink:href="https://www.google.com/url?q=http://en.wikipedia.org&amp;sa=D&amp;ust=1578382765337000&amp;usg=AFQjCNF-h42R-BEkalQjU1V3dtUJsai_ww" text:style-name="Internet_20_link" text:visited-style-name="Visited_20_Internet_20_Link">en.wikipedia.org</text:a>\r\n\r\n' is:</text:p>
      <text:p text:style-name="P4"><text:tab/>HEAD / HTTP/1.1</text:p>
      <text:p text:style-name="P4"><text:tab/>Host: en.wikipedia.org</text:p>
      <text:p text:style-name="P4"/>
      <text:p text:style-name="P5">nc</text:p>
      <text:p text:style-name="P5">- <text:span text:style-name="T1">nc stands for net cat.</text:span></text:p>
      <text:p text:style-name="P7">- it helps in manually talking to internet services (here we are trying to talk to en.wikipedia.org).</text:p>
      <text:p text:style-name="P7"/>
      <text:p text:style-name="P5">‘<text:span text:style-name="T9">|’</text:span><text:span text:style-name="T1"> </text:span></text:p>
      <text:p text:style-name="P5"><text:span text:style-name="T1">- </text:span><text:span text:style-name="T3">it is a standard unix command to pipeline a series of operations.</text:span></text:p>
      <text:p text:style-name="P8">- the output of the printf statement is feed to nc command.</text:p>
      <text:p text:style-name="P8">- nc command sends the input (‘Http request’) to server (‘en.wikipedia.org’).</text:p>
      <text:p text:style-name="P8"/>
      <text:p text:style-name="P9">After pressing enter the terminal prints out the http header contents as shown below:</text:p>
      <text:p text:style-name="P9"><text:tab/>HTTP/1.1 301 TLS Redirect</text:p>
      <text:p text:style-name="P9"><text:tab/>Date: Tue, 07 Jan 2020 06:59:46 GMT</text:p>
      <text:p text:style-name="P9"><text:tab/>Server: Varnish</text:p>
      <text:p text:style-name="P9"><text:tab/>X-Varnish: 474020912</text:p>
      <text:p text:style-name="P9"><text:tab/>X-Cache: cp5011 int</text:p>
      <text:p text:style-name="P9"><text:tab/>X-Cache-Status: int-front</text:p>
      <text:p text:style-name="P9"><text:tab/>Server-Timing: cache;desc="int-front"</text:p>
      <text:p text:style-name="P9"><text:tab/>Set-Cookie: WMF-Last-Access=07-Jan-2020;Path=/;HttpOnly;secure;Expires=Sat, <text:tab/>08 Feb 2020 00:00:00 GMT</text:p>
      <text:p text:style-name="P9"><text:tab/>Set-Cookie: WMF-Last-Access-Global=07-Jan-<text:tab/>2020;Path=/;Domain=.wikipedia.org;HttpOnly;secure;Expires=Sat, 08 Feb 2020 <text:tab/>00:00:00 GMT</text:p>
      <text:p text:style-name="P9"><text:tab/>X-Client-IP: 183.82.101.16</text:p>
      <text:p text:style-name="P9"><text:tab/>Location: https://en.wikipedia.org/</text:p>
      <text:p text:style-name="P9"><text:tab/>Content-Length: 0</text:p>
      <text:p text:style-name="P9"><text:tab/>Via: HTTP/1.1 forward.http.proxy:3128</text:p>
      <text:p text:style-name="P9"><text:tab/>Connection: keep-alive</text:p>
      <text:p text:style-name="P9"/>
      <text:p text:style-name="P11"><text:span text:style-name="T12">2. </text:span><text:span text:style-name="T13">What changes should be made to the above command to get the contents of the url </text:span><text:a xlink:type="simple" xlink:href="http://www.rediff.com/" text:style-name="Internet_20_link" text:visited-style-name="Visited_20_Internet_20_Link"><text:span text:style-name="T13">www.rediff.com</text:span></text:a></text:p>
      <text:p text:style-name="P11"><text:span text:style-name="T13"/></text:p>
      <text:p text:style-name="P11">printf '<text:span text:style-name="T14">HEAD / HTTP/1.1\r\nHost: www.rediff.com\r\n\r\n</text:span>' | <text:span text:style-name="T14">GET</text:span> <text:a xlink:type="simple" xlink:href="http://www.rediff.com/" text:style-name="Internet_20_link" text:visited-style-name="Visited_20_Internet_20_Link"><text:span text:style-name="T10">www.rediff.com</text:span></text:a><text:span text:style-name="T10"> 80</text:span></text:p>
      <text:p text:style-name="P6"><text:span text:style-name="T4">- </text:span><text:span text:style-name="T5">It downloads a fiel named index.html.</text:span></text:p>
      <text:p text:style-name="P6"><text:span text:style-name="T5">- To display the contents of the “</text:span><text:a xlink:type="simple" xlink:href="http://www.rediff.org/" text:style-name="Internet_20_link" text:visited-style-name="Visited_20_Internet_20_Link"><text:span text:style-name="T5">www.rediff.org</text:span></text:a><text:span text:style-name="T5">”, open index.html </text:span><text:span text:style-name="T6">in </text:span><text:span text:style-name="T5">a browser.</text:span></text:p>
      <text:p text:style-name="P10"/>
      <text:p text:style-name="P9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ff" draw:fill-gradient-name="Pastel_20_Bouquet" draw:fill-hatch-name="Black_20_0_20_Degrees" draw:fill-image-name="Painted_20_Whit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2:15:27.590288919</meta:creation-date>
    <dc:date>2020-01-13T10:35:37.552771969</dc:date>
    <meta:editing-duration>PT1H8M17S</meta:editing-duration>
    <meta:editing-cycles>10</meta:editing-cycles>
    <meta:generator>LibreOffice/6.1.6.3$Linux_X86_64 LibreOffice_project/10$Build-3</meta:generator>
    <meta:document-statistic meta:table-count="0" meta:image-count="0" meta:object-count="0" meta:page-count="2" meta:paragraph-count="34" meta:word-count="246" meta:character-count="1777" meta:non-whitespace-character-count="1540"/>
  </office:meta>
</office:document-meta>
</file>